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1"/>
    </style:style>
    <style:style style:name="P2" style:family="paragraph" style:parent-style-name="Standard">
      <style:paragraph-properties fo:text-align="justify" style:justify-single-word="false"/>
      <style:text-properties style:font-name="Arial1" officeooo:paragraph-rsid="000be599"/>
    </style:style>
    <style:style style:name="P3" style:family="paragraph" style:parent-style-name="Standard">
      <style:paragraph-properties fo:text-align="end" style:justify-single-word="false"/>
      <style:text-properties style:font-name="Arial1"/>
    </style:style>
    <style:style style:name="P4" style:family="paragraph" style:parent-style-name="Standard">
      <style:paragraph-properties fo:text-align="start" style:justify-single-word="false"/>
      <style:text-properties style:font-name="Arial1"/>
    </style:style>
    <style:style style:name="P5" style:family="paragraph" style:parent-style-name="Standard">
      <style:paragraph-properties fo:text-align="start" style:justify-single-word="false"/>
      <style:text-properties style:font-name="Arial1" officeooo:paragraph-rsid="000be599"/>
    </style:style>
    <style:style style:name="P6" style:family="paragraph" style:parent-style-name="Standard">
      <style:paragraph-properties fo:text-align="justify" style:justify-single-word="false"/>
      <style:text-properties style:font-name="Arial1" officeooo:rsid="000be599" officeooo:paragraph-rsid="000be599"/>
    </style:style>
    <style:style style:name="P7" style:family="paragraph" style:parent-style-name="Standard">
      <style:paragraph-properties fo:text-align="center" style:justify-single-word="false"/>
      <style:text-properties style:font-name="Arial1" officeooo:rsid="000be599" officeooo:paragraph-rsid="000be599"/>
    </style:style>
    <style:style style:name="P8" style:family="paragraph" style:parent-style-name="Standard">
      <style:paragraph-properties fo:text-align="start" style:justify-single-word="false"/>
      <style:text-properties style:font-name="Arial1" officeooo:rsid="000be599" officeooo:paragraph-rsid="000be599"/>
    </style:style>
    <style:style style:name="T1" style:family="text">
      <style:text-properties officeooo:rsid="000be59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3"><text:s/><text:span text:style-name="T1">Santiago de Queretaro a 30 de octubre del año 2025</text:span></text:p>
      <text:p text:style-name="P3"/>
      <text:p text:style-name="P4"/>
      <text:p text:style-name="P6">MTRA. YANÍN ZENDEJAS ROJAS.</text:p>
      <text:p text:style-name="P6">VICE FISCALA DE DERECHOS HUMANOS </text:p>
      <text:p text:style-name="P6">Y DESARROLLO INSTITUCIONAL </text:p>
      <text:p text:style-name="P6">PRESENTE:</text:p>
      <text:p text:style-name="P6"/>
      <text:p text:style-name="P2"><text:span text:style-name="T1"><text:tab/>Anteponiendo un cordial saludo; y con el objeto de darle seguimiento al informar sobre el tramite de pensión temporal que estoy llevando en el Instituto Mexicano del Seguro Social que se me otorgo en al año 2024, mismo que dio pauta a s</text:span>olici<text:span text:style-name="T1">tar el</text:span> permiso sin goce de sueldo <text:span text:style-name="T1">que inicio el <text:s/>el mes de noviembre del año 2024 el cual esta por culminar el 31 de octubre del presente; mismo que informe de forma verbal que tenia fecha en medicina del trabajo para el 9 de octubre del presente año.</text:span></text:p>
      <text:p text:style-name="P2"/>
      <text:p text:style-name="P2"><text:span text:style-name="T1"><text:tab/>En dicha cita la profesionista de salud en el trabajo dedujo darme cita para la especialidad de psiquiatria y uroginecologia, <text:s/>El dia 17 de octubre me notifican de las citas de <text:s text:c="2"/>los especilistas antes mensionados siendo el 20 y 21 de octubre; el urogineco solicito 2 estudios, los cuales en el presente año ya no existe fecha que me puedan asignar, por lo que me comunique con la doctora de medicina del trabajo para solicitar su ayuda y obtener fechas dentro del presente año; la profesionista esta realizando los tramites que puede realizar a su alcance para que me proporcionen fecha para los estudios.</text:span></text:p>
      <text:p text:style-name="P2"><text:line-break/><text:line-break/><text:tab/>Por medio del presente informo que el día 4 de noviembre de 2025 <text:span text:style-name="T1">a las 13:00</text:span> tengo cita en el área de Medicina del Trabajo del IMSS <text:span text:style-name="T1">clinica 16</text:span>, en seguimiento a la pensión temporal otorgada por ruptura de esfínter <text:span text:style-name="T1">(se anexa copia simple del carnet de citasy ultimo dictamen de pensión).</text:span></text:p>
      <text:p text:style-name="P2"><text:line-break/><text:line-break/><text:tab/>Dicha área aún no ha emitido el dictamen que determine si procede mi reincorporación o una prórroga de la pensión.</text:p>
      <text:p text:style-name="P2"/>
      <text:p text:style-name="P2"><text:tab/>En tanto se emite la resolución, solicito atentamente permiso del 31 de octubre al 4 de noviembre de 2025, para evitar cualquier malentendido respecto a mi situación laboral, <text:span text:style-name="T1">ya que el martes 4 de noviembre me van a indicar que es lo que prosigue con el tramite y de forma inmediata le are llegar dicha información.</text:span></text:p>
      <text:p text:style-name="P5"><text:line-break/><text:tab/><text:span text:style-name="T1">Cabe mencionar que es mi anhelo reincorporarme a laboral a pesar de las dificultades físicas y emocionales a las que he estado expuesta, sin buscar ni elegir un actuar para estar así (secuelas físicas); es por lo que solicito su humilde comprensión y apoyo en realizar las gestiones administrativas correspondientes salvaguardando mis derechos laborales y justificando hasta el día martes el porque no me presento a laborar ya que es una cuestión ajena a mi dicha tardanza que el Instituto Mexicano del Seguro Social por no resolver antes del termino mi situación de pensión; y hacerle saber que estoy para servirle de forma incondicional muchas gracias por su atención prestada <text:s/></text:span><text:line-break/>Atentamente,<text:line-break/></text:p>
      <text:p text:style-name="P7"><text:soft-page-break/>Esmeralda Marlen Casanova Cruz </text:p>
      <text:p text:style-name="P7">Secretaria de Vice Fiscalía de Derechos Humanos </text:p>
      <text:p text:style-name="P7">numero de empleada 143369</text:p>
      <text:p text:style-name="P7"/>
      <text:p text:style-name="P8">C.c. p. Director de Administración/C.P. Jose Luis Garfias Vargas/para conocimiento. <text:s text:c="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MX"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10-30T13:01:20.724000000</meta:creation-date>
    <dc:date>2025-10-30T16:24:41.642000000</dc:date>
    <meta:editing-duration>PT3H23M23S</meta:editing-duration>
    <meta:editing-cycles>1</meta:editing-cycles>
    <meta:document-statistic meta:table-count="0" meta:image-count="0" meta:object-count="0" meta:page-count="2" meta:paragraph-count="15" meta:word-count="482" meta:character-count="2855" meta:non-whitespace-character-count="2362"/>
    <meta:generator>LibreOffice/7.6.0.3$Windows_X86_64 LibreOffice_project/69edd8b8ebc41d00b4de3915dc82f8f0fc3b6265</meta:generator>
  </office:meta>
</office:document-meta>
</file>